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0889in" table:align="left"/>
    </style:style>
    <style:style style:name="Table1.A" style:family="table-column">
      <style:table-column-properties style:column-width="0.7521in"/>
    </style:style>
    <style:style style:name="Table1.B" style:family="table-column">
      <style:table-column-properties style:column-width="0.6097in"/>
    </style:style>
    <style:style style:name="Table1.C" style:family="table-column">
      <style:table-column-properties style:column-width="2.7271in"/>
    </style:style>
    <style:style style:name="Table1.A1" style:family="table-cell">
      <style:table-cell-properties style:vertical-align="middle" fo:padding="0.0194in" fo:border="none"/>
    </style:style>
    <style:style style:name="P1" style:family="paragraph" style:parent-style-name="Text_20_body" style:list-style-name="L7">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2" style:family="paragraph" style:parent-style-name="Text_20_body" style:list-style-name="L8">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3" style:family="paragraph" style:parent-style-name="Text_20_body" style:list-style-name="L7">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4" style:family="paragraph" style:parent-style-name="Text_20_body" style:list-style-name="L8">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0"/>
    <style:style style:name="P23" style:family="paragraph" style:parent-style-name="Standard" style:list-style-name="L21"/>
    <style:style style:name="P24" style:family="paragraph" style:parent-style-name="Standard" style:list-style-name="L22"/>
    <style:style style:name="P25" style:family="paragraph" style:parent-style-name="Standard" style:list-style-name="L23"/>
    <style:style style:name="P26" style:family="paragraph" style:parent-style-name="Heading_20_3">
      <style:paragraph-properties fo:margin-left="0in" fo:margin-right="0in" fo:margin-top="0.1043in" fo:margin-bottom="0.1043in" fo:line-height="110%" fo:text-indent="0in" style:auto-text-indent="false"/>
      <style:text-properties fo:font-size="18pt" fo:font-weight="bold"/>
    </style:style>
    <style:style style:name="P27" style:family="paragraph" style:parent-style-name="Preformatted_20_Text">
      <style:paragraph-properties fo:margin-left="0in" fo:margin-right="0in" fo:margin-top="0in" fo:margin-bottom="0.2083in" fo:line-height="140%" fo:text-indent="0in" style:auto-text-indent="false" fo:background-color="#f5f5f5" fo:padding="0in" fo:border="none">
        <style:background-image/>
      </style:paragraph-properties>
    </style:style>
    <style:style style:name="P28" style:family="paragraph" style:parent-style-name="Preformatted_20_Text">
      <style:paragraph-properties fo:margin-top="0in" fo:margin-bottom="0.2083in" fo:line-height="140%" fo:background-color="#f5f5f5" fo:padding="0in" fo:border="none">
        <style:background-image/>
      </style:paragraph-properties>
    </style:style>
    <style:style style:name="P29" style:family="paragraph" style:parent-style-name="List_20_Heading">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30" style:family="paragraph" style:parent-style-name="List_20_Heading">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31" style:family="paragraph" style:parent-style-name="List_20_Contents">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T1" style:family="text">
      <style:text-properties fo:font-size="15.75pt"/>
    </style:style>
    <style:style style:name="T2" style:family="text">
      <style:text-properties fo:font-size="15.75pt" fo:font-weight="bold"/>
    </style:style>
    <style:style style:name="T3" style:family="text">
      <style:text-properties fo:font-size="15.75pt" fo:font-style="italic"/>
    </style:style>
    <style:style style:name="T4" style:family="text">
      <style:text-properties fo:font-size="15.75pt" fo:background-color="#ffffff"/>
    </style:style>
    <style:style style:name="T5" style:family="text">
      <style:text-properties fo:color="#404040" style:font-name="Menlo" fo:font-size="15.75pt"/>
    </style:style>
    <style:style style:name="T6" style:family="text">
      <style:text-properties style:font-name="Menlo"/>
    </style:style>
    <style:style style:name="T7" style:family="text">
      <style:text-properties style:font-name="Menlo" fo:font-size="15.75pt"/>
    </style:style>
    <style:style style:name="T8" style:family="text">
      <style:text-properties fo:color="#31708f" fo:font-size="15.75pt" fo:background-color="#d9edf7"/>
    </style:style>
    <style:style style:name="T9" style:family="text">
      <style:text-properties fo:color="#31708f" fo:font-size="15.75pt" fo:font-style="italic"/>
    </style:style>
    <style:style style:name="T10" style:family="text">
      <style:text-properties fo:color="#31708f" fo:font-size="15.75pt" fo:background-color="#ffffff"/>
    </style:style>
    <style:style style:name="T11" style:family="text">
      <style:text-properties fo:color="#31708f" style:font-name="Menlo"/>
    </style:style>
    <style:style style:name="T12" style:family="text">
      <style:text-properties fo:color="#a94442" fo:font-size="15.75pt"/>
    </style:style>
    <style:style style:name="T13" style:family="text">
      <style:text-properties fo:color="#a94442" fo:font-size="15.75pt" style:text-underline-style="solid" style:text-underline-width="auto" style:text-underline-color="font-color" fo:background-color="#d9edf7"/>
    </style:style>
    <style:style style:name="T14" style:family="text">
      <style:text-properties fo:color="#a94442" fo:font-size="15.75pt" fo:background-color="#f2dede"/>
    </style:style>
    <style:style style:name="T15" style:family="text">
      <style:text-properties fo:color="#a94442" fo:font-size="15.75pt" fo:font-weight="bold" fo:background-color="#f2dede"/>
    </style:style>
    <style:style style:name="T16" style:family="text">
      <style:text-properties fo:color="#a94442" fo:font-size="15.75pt" fo:background-color="#ffffff"/>
    </style:style>
    <style:style style:name="T17" style:family="text">
      <style:text-properties fo:color="#a94442" style:font-name="Menlo"/>
    </style:style>
    <style:style style:name="T18" style:family="text">
      <style:text-properties fo:color="#a94442" style:font-name="Menlo" fo:font-size="15.75pt" fo:background-color="#f2dede"/>
    </style:style>
    <style:style style:name="T19" style:family="text">
      <style:text-properties fo:color="#a94442" style:font-name="Menlo" fo:font-size="15.75pt" fo:background-color="transparent"/>
    </style:style>
    <style:style style:name="T20" style:family="text">
      <style:text-properties fo:color="#a94442" fo:background-color="#f2dede"/>
    </style:style>
    <style:style style:name="T21" style:family="text">
      <style:text-properties fo:font-variant="normal" fo:text-transform="none" fo:color="#222222" style:font-name="system-ui" fo:font-size="15.75pt" fo:letter-spacing="normal" fo:font-style="normal" fo:font-weight="normal"/>
    </style:style>
    <style:style style:name="T22" style:family="text">
      <style:text-properties fo:font-variant="normal" fo:text-transform="none" fo:color="#0000cc" style:text-line-through-style="none" fo:letter-spacing="normal" style:text-underline-style="none" style:text-blinking="false"/>
    </style:style>
    <style:style style:name="T23" style:family="text">
      <style:text-properties fo:font-variant="normal" fo:text-transform="none" fo:color="#0000cc" style:font-name="system-ui" fo:font-size="15.75pt" fo:letter-spacing="normal" fo:font-style="normal" style:text-underline-style="solid" style:text-underline-width="auto" style:text-underline-color="font-color" fo:font-weight="normal"/>
    </style:style>
    <style:style style:name="T24" style:family="text">
      <style:text-properties fo:font-variant="normal" fo:text-transform="none" fo:color="#a94442" style:font-name="system-ui" fo:font-size="10.5pt" fo:letter-spacing="normal" fo:font-style="normal" fo:font-weight="normal"/>
    </style:style>
    <style:style style:name="T25" style:family="text">
      <style:text-properties fo:font-variant="normal" fo:text-transform="none" fo:color="#333333" style:font-name="Menlo" fo:font-size="15.75pt" fo:letter-spacing="normal" fo:font-style="normal" fo:font-weight="normal" fo:background-color="transparent"/>
    </style:style>
    <style:style style:name="T26" style:family="text">
      <style:text-properties fo:font-variant="normal" fo:text-transform="none" fo:color="#333333" style:font-name="Menlo" fo:font-size="9.75pt" fo:letter-spacing="normal" fo:font-style="normal" fo:font-weight="normal" fo:background-color="transparent"/>
    </style:style>
    <style:style style:name="T27" style:family="text">
      <style:text-properties fo:font-variant="normal" fo:text-transform="none" fo:color="#333333" fo:letter-spacing="normal" fo:background-color="transparent"/>
    </style:style>
    <style:style style:name="T28" style:family="text">
      <style:text-properties fo:font-variant="normal" fo:text-transform="none" fo:font-style="normal"/>
    </style:style>
    <style:style style:name="T29" style:family="text">
      <style:text-properties fo:color="#0000cc" style:text-underline-style="solid" style:text-underline-width="auto" style:text-underline-color="font-color"/>
    </style:style>
    <style:style style:name="T30" style:family="text">
      <style:text-properties fo:color="#0000cc" style:text-underline-style="solid" style:text-underline-width="auto" style:text-underline-color="font-color" fo:background-color="#ffffff"/>
    </style:style>
    <style:style style:name="T31" style:family="text">
      <style:text-properties fo:color="#0000cc" style:text-underline-style="solid" style:text-underline-width="auto" style:text-underline-color="font-color" fo:background-color="#f2dede"/>
    </style:style>
    <style:style style:name="T32" style:family="text">
      <style:text-properties fo:color="#0000cc" fo:font-size="15.75pt" style:text-underline-style="solid" style:text-underline-width="auto" style:text-underline-color="font-color"/>
    </style:style>
    <style:style style:name="T33" style:family="text">
      <style:text-properties fo:color="#0000cc" fo:font-size="15.75pt" style:text-underline-style="solid" style:text-underline-width="auto" style:text-underline-color="font-color" fo:background-color="#f2dede"/>
    </style:style>
    <style:style style:name="T34" style:family="text">
      <style:text-properties fo:color="#0000cc" fo:font-size="15.75pt" style:text-underline-style="solid" style:text-underline-width="auto" style:text-underline-color="font-color" fo:background-color="#ffffff"/>
    </style:style>
    <style:style style:name="T35" style:family="text">
      <style:text-properties fo:font-style="italic"/>
    </style:style>
    <style:style style:name="T36" style:family="text">
      <style:text-properties fo:color="#333333" style:font-name="Menlo" fo:font-size="15.75pt" fo:background-color="transparent"/>
    </style:style>
    <style:style style:name="T37" style:family="text">
      <style:text-properties fo:color="#333333" fo:background-color="transparent"/>
    </style:style>
    <style:style style:name="T38" style:family="text">
      <style:text-properties fo:font-weight="bold"/>
    </style:style>
    <style:style style:name="T39" style:family="text">
      <style:text-properties fo:color="#3c763d" fo:font-size="15.75pt"/>
    </style:style>
    <style:style style:name="T40" style:family="text">
      <style:text-properties fo:color="#3c763d" fo:font-size="15.75pt" fo:background-color="#ffffff"/>
    </style:style>
    <style:style style:name="T41" style:family="text">
      <style:text-properties fo:color="#3c763d" fo:background-color="#dff0d8"/>
    </style:style>
    <style:style style:name="T42" style:family="text">
      <style:text-properties fo:font-size="11.25pt"/>
    </style:style>
    <style:style style:name="T43" style:family="text">
      <style:text-properties fo:font-size="22.5pt" fo:font-weight="bold"/>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18">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1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A" text:start-value="24">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3">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8.5in" svg:height="0.0161in" draw:z-index="0">
        <draw:floating-frame xlink:href="https://googleads.g.doubleclick.net/pagead/ads?gdpr=0&amp;us_privacy=1---&amp;gpp_sid=-1&amp;client=ca-pub-4936639296773650&amp;output=html&amp;h=280&amp;slotname=7512016927&amp;adk=1741374776&amp;adf=2214034440&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1&amp;bpp=1&amp;bdt=85&amp;idt=72&amp;shv=r20250812&amp;mjsv=m202508070101&amp;ptt=9&amp;saldr=aa&amp;abxe=1&amp;cookie_enabled=1&amp;eo_id_str=ID%3Dc17eea526e6eb4ff%3AT%3D1755092106%3ART%3D1755114390%3AS%3DAA-Afjay9Te9DA5zLW7V7_w3Z42u&amp;prev_fmts=0x0%2C306x250%2C966x280%2C966x280&amp;nras=1&amp;correlator=6754978915102&amp;frm=20&amp;pv=1&amp;u_tz=-420&amp;u_his=7&amp;u_h=1080&amp;u_w=1920&amp;u_ah=1080&amp;u_aw=1920&amp;u_cd=24&amp;u_sd=1&amp;dmc=8&amp;adx=635&amp;ady=5625&amp;biw=1905&amp;bih=991&amp;scr_x=0&amp;scr_y=1691&amp;eid=31093899%2C31093926%2C31093928%2C31093933%2C31093974%2C31093983%2C95362656%2C95367636%2C95368519%2C95359266&amp;oid=2&amp;pvsid=2074356972105652&amp;tmod=917265851&amp;uas=3&amp;nvt=1&amp;ref=https%3A%2F%2Ftutorial.techaltum.com%2FHtmlBasics.html&amp;fc=1920&amp;brdim=0%2C0%2C0%2C0%2C1920%2C0%2C1920%2C1080%2C1920%2C991&amp;vis=1&amp;rsz=%7C%7CeEbr%7C&amp;abl=CS&amp;pfx=0&amp;fu=128&amp;bc=31&amp;bz=1&amp;td=1&amp;tdf=2&amp;psd=W251bGwsbnVsbCxudWxsLDNd&amp;nt=1&amp;ifi=5&amp;uci=a!5&amp;btvi=4&amp;fsb=1&amp;dtd=6813" xlink:type="simple" xlink:show="embed" xlink:actuate="onLoad" draw:frame-name="aswift_4"/>
      </draw:frame>
      <draw:frame draw:style-name="fr2" draw:name="Object2" text:anchor-type="page" text:anchor-page-number="1" svg:x="0in" svg:y="0in" svg:width="8.5in" svg:height="0.0161in" draw:z-index="1">
        <draw:floating-frame xlink:href="https://googleads.g.doubleclick.net/pagead/ads?gdpr=0&amp;us_privacy=1---&amp;gpp_sid=-1&amp;client=ca-pub-4936639296773650&amp;output=html&amp;h=280&amp;slotname=7512016927&amp;adk=1741374776&amp;adf=193710346&amp;pi=t.ma~as.7512016927&amp;w=966&amp;abgtt=6&amp;fwrn=4&amp;fwrnh=100&amp;lmt=1752749618&amp;rafmt=1&amp;format=966x280&amp;url=https%3A%2F%2Ftutorial.techaltum.com%2Fattribute.html&amp;fwr=0&amp;rpe=1&amp;resp_fmts=3&amp;wgl=1&amp;uach=WyJXaW5kb3dzIiwiMTkuMC4wIiwieDg2IiwiIiwiMTM4LjAuNzIwNC4xODUiLG51bGwsMCxudWxsLCI2NCIsW1siTm90KUE7QnJhbmQiLCI4LjAuMC4wIl0sWyJDaHJvbWl1bSIsIjEzOC4wLjcyMDQuMTg1Il0sWyJHb29nbGUgQ2hyb21lIiwiMTM4LjAuNzIwNC4xODUiXV0sMF0.&amp;dt=1755114424102&amp;bpp=1&amp;bdt=86&amp;idt=75&amp;shv=r20250812&amp;mjsv=m202508070101&amp;ptt=9&amp;saldr=aa&amp;abxe=1&amp;cookie_enabled=1&amp;eo_id_str=ID%3Dc17eea526e6eb4ff%3AT%3D1755092106%3ART%3D1755114390%3AS%3DAA-Afjay9Te9DA5zLW7V7_w3Z42u&amp;prev_fmts=0x0%2C306x250%2C966x280%2C966x280%2C966x280&amp;nras=1&amp;correlator=6754978915102&amp;frm=20&amp;pv=1&amp;u_tz=-420&amp;u_his=7&amp;u_h=1080&amp;u_w=1920&amp;u_ah=1080&amp;u_aw=1920&amp;u_cd=24&amp;u_sd=1&amp;dmc=8&amp;adx=635&amp;ady=7050&amp;biw=1905&amp;bih=991&amp;scr_x=0&amp;scr_y=3146&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6&amp;uci=a!6&amp;btvi=5&amp;fsb=1&amp;dtd=8934" xlink:type="simple" xlink:show="embed" xlink:actuate="onLoad" draw:frame-name="aswift_5"/>
      </draw:frame>
      <draw:frame draw:style-name="fr2" draw:name="Object3" text:anchor-type="page" text:anchor-page-number="1" svg:x="0in" svg:y="0in" svg:width="8.5in" svg:height="0.0161in" draw:z-index="2">
        <draw:floating-frame xlink:href="https://googleads.g.doubleclick.net/pagead/ads?gdpr=0&amp;us_privacy=1---&amp;gpp_sid=-1&amp;client=ca-pub-4936639296773650&amp;output=html&amp;h=280&amp;slotname=7512016927&amp;adk=1741374776&amp;adf=3471169651&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3&amp;bpp=1&amp;bdt=87&amp;idt=75&amp;shv=r20250812&amp;mjsv=m202508070101&amp;ptt=9&amp;saldr=aa&amp;abxe=1&amp;cookie_enabled=1&amp;eo_id_str=ID%3Dc17eea526e6eb4ff%3AT%3D1755092106%3ART%3D1755114390%3AS%3DAA-Afjay9Te9DA5zLW7V7_w3Z42u&amp;prev_fmts=0x0%2C306x250%2C966x280%2C966x280%2C966x280%2C966x280&amp;nras=1&amp;correlator=6754978915102&amp;frm=20&amp;pv=1&amp;u_tz=-420&amp;u_his=7&amp;u_h=1080&amp;u_w=1920&amp;u_ah=1080&amp;u_aw=1920&amp;u_cd=24&amp;u_sd=1&amp;dmc=8&amp;adx=635&amp;ady=8783&amp;biw=1905&amp;bih=991&amp;scr_x=0&amp;scr_y=4888&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7&amp;uci=a!7&amp;btvi=6&amp;fsb=1&amp;dtd=10577" xlink:type="simple" xlink:show="embed" xlink:actuate="onLoad" draw:frame-name="aswift_6"/>
      </draw:frame>
      <text:p text:style-name="Standard">HTML Lists include three types of lists to show single or multiple list items. These three lists are the Unordered List, Ordered List, and Description List (formerly known as the Definition List).</text:p>
      <text:p text:style-name="Standard">For example, you can list the names of fruits, cities, or top engineering colleges in a sequence. Lists are styled with bullets or numbers based on the type of list, i.e., an Unordered List or an Ordered List. We can also create Nested Lists in HTML.</text:p>
      <text:p text:style-name="Standard">HTML List Example</text:p>
      <text:p text:style-name="Standard">HTML List examples</text:p>
      <text:p text:style-name="Standard"><draw:frame draw:style-name="fr1" draw:name="Frame1" text:anchor-type="paragraph" svg:width="3.4272in" draw:z-index="3"><draw:text-box fo:min-height="0.0161in"><text:h text:style-name="P26" text:outline-level="3">Unordered List</text:h><text:list xml:id="list6501240112967583713" text:style-name="L7"><text:list-item><text:p text:style-name="P1">List Item</text:p></text:list-item><text:list-item><text:p text:style-name="P3">List Item</text:p></text:list-item><text:list-item><text:p text:style-name="P3">List Item</text:p></text:list-item><text:list-item><text:p text:style-name="P3">List Item</text:p></text:list-item></text:list><text:p text:style-name="P27"><text:span text:style-name="Source_20_Text"><text:span text:style-name="T36">&lt;ul&gt;</text:span></text:span></text:p><text:p text:style-name="P28"><text:span text:style-name="Source_20_Text"><text:span text:style-name="T37"><text:s/></text:span></text:span><text:span text:style-name="Source_20_Text"><text:span text:style-name="T36">&lt;li&gt;List Item&lt;/li&gt;</text:span></text:span></text:p><text:p text:style-name="P28"><text:span text:style-name="Source_20_Text"><text:span text:style-name="T37"><text:s/></text:span></text:span><text:span text:style-name="Source_20_Text"><text:span text:style-name="T36">&lt;li&gt;List Item&lt;/li&gt;</text:span></text:span></text:p><text:p text:style-name="P28"><text:span text:style-name="Source_20_Text"><text:span text:style-name="T37"><text:s/></text:span></text:span><text:span text:style-name="Source_20_Text"><text:span text:style-name="T36">&lt;li&gt;List Item&lt;/li&gt;</text:span></text:span></text:p><text:p text:style-name="P28"><text:span text:style-name="Source_20_Text"><text:span text:style-name="T37"><text:s/></text:span></text:span><text:span text:style-name="Source_20_Text"><text:span text:style-name="T36">&lt;li&gt;List Item&lt;/li&gt;</text:span></text:span></text:p><text:p text:style-name="P28"><text:span text:style-name="Source_20_Text"><text:span text:style-name="T36">&lt;/ul&gt;</text:span></text:span></text:p></draw:text-box></draw:frame><draw:frame draw:style-name="fr1" draw:name="Frame2" text:anchor-type="paragraph" svg:width="3.4272in" draw:z-index="4"><draw:text-box fo:min-height="0.0161in"><text:h text:style-name="P26" text:outline-level="3">Ordered List</text:h><text:list xml:id="list4143037730774756853" text:style-name="L8"><text:list-item><text:p text:style-name="P2">List Item</text:p></text:list-item><text:list-item><text:p text:style-name="P4">List Item</text:p></text:list-item><text:list-item><text:p text:style-name="P4">List Item</text:p></text:list-item><text:list-item><text:p text:style-name="P4">List Item</text:p></text:list-item></text:list><text:p text:style-name="P27"><text:span text:style-name="Source_20_Text"><text:span text:style-name="T36">&lt;ol&gt;</text:span></text:span></text:p><text:p text:style-name="P28"><text:span text:style-name="Source_20_Text"><text:span text:style-name="T37"><text:s/></text:span></text:span><text:span text:style-name="Source_20_Text"><text:span text:style-name="T36">&lt;li&gt;List Item&lt;/li&gt;</text:span></text:span></text:p><text:p text:style-name="P28"><text:span text:style-name="Source_20_Text"><text:span text:style-name="T37"><text:s/></text:span></text:span><text:span text:style-name="Source_20_Text"><text:span text:style-name="T36">&lt;li&gt;List Item&lt;/li&gt;</text:span></text:span></text:p><text:p text:style-name="P28"><text:span text:style-name="Source_20_Text"><text:span text:style-name="T37"><text:s/></text:span></text:span><text:span text:style-name="Source_20_Text"><text:span text:style-name="T36">&lt;li&gt;List Item&lt;/li&gt;</text:span></text:span></text:p><text:p text:style-name="P28"><text:span text:style-name="Source_20_Text"><text:span text:style-name="T37"><text:s/></text:span></text:span><text:span text:style-name="Source_20_Text"><text:span text:style-name="T36">&lt;li&gt;List Item&lt;/li&gt;</text:span></text:span></text:p><text:p text:style-name="P28"><text:span text:style-name="Source_20_Text"><text:span text:style-name="T36">&lt;/ol&gt;</text:span></text:span></text:p></draw:text-box></draw:frame><draw:frame draw:style-name="fr1" draw:name="Frame3" text:anchor-type="paragraph" svg:width="3.4272in" draw:z-index="5"><draw:text-box fo:min-height="0.0161in"><text:h text:style-name="P26" text:outline-level="3">Description List</text:h><text:p text:style-name="P29">Term</text:p><text:p text:style-name="P31">data</text:p><text:p text:style-name="P30">Term</text:p><text:p text:style-name="P31">data</text:p><text:p text:style-name="P27"><text:span text:style-name="Source_20_Text"><text:span text:style-name="T36">&lt;dl&gt;</text:span></text:span></text:p><text:p text:style-name="P28"><text:span text:style-name="Source_20_Text"><text:span text:style-name="T37"><text:s/></text:span></text:span><text:span text:style-name="Source_20_Text"><text:span text:style-name="T36">&lt;dt&gt;Term&lt;/dt&gt;</text:span></text:span></text:p><text:p text:style-name="P28"><text:span text:style-name="Source_20_Text"><text:span text:style-name="T37"><text:s/></text:span></text:span><text:span text:style-name="Source_20_Text"><text:span text:style-name="T36">&lt;dd&gt;data&lt;/dd&gt;</text:span></text:span></text:p><text:p text:style-name="P28"><text:span text:style-name="Source_20_Text"><text:span text:style-name="T37"><text:s/></text:span></text:span><text:span text:style-name="Source_20_Text"><text:span text:style-name="T36">&lt;dt&gt;Term&lt;/dt&gt;</text:span></text:span></text:p><text:p text:style-name="P28"><text:span text:style-name="Source_20_Text"><text:span text:style-name="T37"><text:s/></text:span></text:span><text:span text:style-name="Source_20_Text"><text:span text:style-name="T36">&lt;dd&gt;data&lt;/dd&gt; </text:span></text:span></text:p><text:p text:style-name="P28"><text:span text:style-name="Source_20_Text"><text:span text:style-name="T36">&lt;/dl&gt;</text:span></text:span></text:p></draw:text-box></draw:frame><text:bookmark text:name="typeoflist"/>Type of Lists</text:p>
      <text:p text:style-name="Standard">There are three types of lists in HTML: unordered lists, ordered lists, and description lists.</text:p>
      <text:p text:style-name="Standard">Unordered lists and ordered lists work the same way, except that the Unordered List is used for non-sequential lists with list items usually preceded by bullets, and numbers are for the Ordered List, which are normally represented by incrementing numbers.</text:p>
      <text:p text:style-name="Standard">The ul tag is used to define unordered list and the ol tag is used to define ordered list. Inside the list, the li tag is used to define each list item.</text:p>
      <text:p text:style-name="Standard">Type of list in HTML</text:p>
      <text:list xml:id="list6784408091214668152" text:style-name="L9">
        <text:list-item>
          <text:p text:style-name="P11"> Unordered List</text:p>
        </text:list-item>
        <text:list-item>
          <text:p text:style-name="P11"> Ordered List</text:p>
        </text:list-item>
        <text:list-item>
          <text:p text:style-name="P11"> Description List</text:p>
        </text:list-item>
      </text:list>
      <text:section text:style-name="Sect1" text:name="aswift_2_host">
        <text:p text:style-name="Standard"/>
      </text:section>
      <text:p text:style-name="Standard"/>
      <text:p text:style-name="Standard"><text:bookmark text:name="unordered"/> Unordered List</text:p>
      <text:p text:style-name="Standard">Unordered Lists are lists with bullets and without a sequence. By default, unordered lists are styled with a disk (•). In HTML4/XHTML, the type attribute was used to change the list style, but in HTML5, the type attribute of an unordered list is deprecated. However, we can remove or change the list style using the CSS list-style property.</text:p>
      <text:p text:style-name="Standard">Use an Unordered List where a sequence is not required, for example, a list of fruits, vegetables, etc.</text:p>
      <text:p text:style-name="Standard">Unordered List example</text:p>
      <text:list xml:id="list5214405608204052545" text:style-name="L10">
        <text:list-item>
          <text:p text:style-name="P12">List 1</text:p>
        </text:list-item>
        <text:list-item>
          <text:p text:style-name="P12">List 2</text:p>
        </text:list-item>
        <text:list-item>
          <text:p text:style-name="P12">List 3</text:p>
        </text:list-item>
        <text:list-item>
          <text:p text:style-name="P12">List 4</text:p>
        </text:list-item>
      </text:list>
      <text:p text:style-name="Standard"/>
      <text:p text:style-name="Standard">&lt;ul&gt;</text:p>
      <text:p text:style-name="Standard"><text:s text:c="4"/>&lt;li&gt;List 1&lt;/li&gt;</text:p>
      <text:p text:style-name="Standard"><text:s text:c="4"/>&lt;li&gt;List 2&lt;/li&gt;</text:p>
      <text:p text:style-name="Standard"><text:s text:c="4"/>&lt;li&gt;List 3&lt;/li&gt;</text:p>
      <text:p text:style-name="Standard"><text:s text:c="4"/>&lt;li&gt;List 4&lt;/li&gt;</text:p>
      <text:p text:style-name="Standard">&lt;/ul&gt;</text:p>
      <text:p text:style-name="Standard">Unordered List with type none</text:p>
      <text:p text:style-name="Standard"><text:soft-page-break/>Note: type attribute for ul is deprecated in HTML5. Use CSS to change type of unordered list.</text:p>
      <text:list xml:id="list8133909647305810157" text:style-name="L11">
        <text:list-item>
          <text:p text:style-name="P13">List 1</text:p>
        </text:list-item>
        <text:list-item>
          <text:p text:style-name="P13">List 2</text:p>
        </text:list-item>
        <text:list-item>
          <text:p text:style-name="P13">List 3</text:p>
        </text:list-item>
        <text:list-item>
          <text:p text:style-name="P13">List 4</text:p>
        </text:list-item>
      </text:list>
      <text:p text:style-name="Standard"/>
      <text:p text:style-name="Standard">&lt;ul type="none"&gt;</text:p>
      <text:p text:style-name="Standard"/>
      <text:p text:style-name="Standard"><text:s text:c="8"/>&lt;li&gt;List 1&lt;/li&gt;</text:p>
      <text:p text:style-name="Standard"/>
      <text:p text:style-name="Standard"><text:s text:c="8"/>&lt;li&gt;List 2&lt;/li&gt;</text:p>
      <text:p text:style-name="Standard"/>
      <text:p text:style-name="Standard"><text:s text:c="8"/>&lt;li&gt;List 3&lt;/li&gt;</text:p>
      <text:p text:style-name="Standard"/>
      <text:p text:style-name="Standard"><text:s text:c="8"/>&lt;li&gt;List 4&lt;/li&gt;</text:p>
      <text:p text:style-name="Standard"/>
      <text:p text:style-name="Standard">&lt;/ul&gt;</text:p>
      <text:p text:style-name="Standard">Unordered List with type square</text:p>
      <text:p text:style-name="Standard">Note: type attribute for ul is deprecated in HTML5. Use CSS to change type of unordered list.</text:p>
      <text:list xml:id="list4055643711424786334" text:style-name="L12">
        <text:list-item>
          <text:p text:style-name="P14">List 1</text:p>
        </text:list-item>
        <text:list-item>
          <text:p text:style-name="P14">List 2</text:p>
        </text:list-item>
        <text:list-item>
          <text:p text:style-name="P14">List 3</text:p>
        </text:list-item>
        <text:list-item>
          <text:p text:style-name="P14">List 4</text:p>
        </text:list-item>
      </text:list>
      <text:p text:style-name="Standard"/>
      <text:p text:style-name="Standard">&lt;ul type="square"&gt;</text:p>
      <text:p text:style-name="Standard"/>
      <text:p text:style-name="Standard"><text:s text:c="8"/>&lt;li&gt;List 1&lt;/li&gt;</text:p>
      <text:p text:style-name="Standard"/>
      <text:p text:style-name="Standard"><text:s text:c="8"/>&lt;li&gt;List 2&lt;/li&gt;</text:p>
      <text:p text:style-name="Standard"/>
      <text:p text:style-name="Standard"><text:s text:c="8"/>&lt;li&gt;List 3&lt;/li&gt;</text:p>
      <text:p text:style-name="Standard"/>
      <text:p text:style-name="Standard"><text:s text:c="8"/>&lt;li&gt;List 4&lt;/li&gt;</text:p>
      <text:p text:style-name="Standard"/>
      <text:p text:style-name="Standard">&lt;/ul&gt;</text:p>
      <text:section text:style-name="Sect1" text:name="aswift_3_host">
        <text:p text:style-name="Standard"/>
      </text:section>
      <text:p text:style-name="Standard"/>
      <text:p text:style-name="Standard">Unordered List with type circle</text:p>
      <text:p text:style-name="Standard">Note: type attribute for ul is deprecated in HTML5. Use CSS to change type of unordered list.</text:p>
      <text:list xml:id="list6579058096688800662" text:style-name="L13">
        <text:list-item>
          <text:p text:style-name="P15">List 1</text:p>
        </text:list-item>
        <text:list-item>
          <text:p text:style-name="P15">List 2</text:p>
        </text:list-item>
        <text:list-item>
          <text:p text:style-name="P15">List 3</text:p>
        </text:list-item>
        <text:list-item>
          <text:p text:style-name="P15">List 4</text:p>
        </text:list-item>
      </text:list>
      <text:p text:style-name="Standard"/>
      <text:p text:style-name="Standard">&lt;ul type="circle"&gt;</text:p>
      <text:p text:style-name="Standard"/>
      <text:p text:style-name="Standard"><text:s text:c="8"/>&lt;li&gt;List 1&lt;/li&gt;</text:p>
      <text:p text:style-name="Standard"/>
      <text:p text:style-name="Standard"><text:soft-page-break/><text:s text:c="8"/>&lt;li&gt;List 2&lt;/li&gt;</text:p>
      <text:p text:style-name="Standard"/>
      <text:p text:style-name="Standard"><text:s text:c="8"/>&lt;li&gt;List 3&lt;/li&gt;</text:p>
      <text:p text:style-name="Standard"/>
      <text:p text:style-name="Standard"><text:s text:c="8"/>&lt;li&gt;List 4&lt;/li&gt;</text:p>
      <text:p text:style-name="Standard"/>
      <text:p text:style-name="Standard">&lt;/ul&gt;</text:p>
      <text:p text:style-name="Standard">Nested Unordered List</text:p>
      <text:p text:style-name="Standard">An unordered list can have another descendant unordered list, but only inside a list item.<text:line-break/>A &lt;ul&gt; cannot have another &lt;ul&gt; element as a direct child. Only &lt;li&gt; is allowed as a child element of ul or ol.</text:p>
      <text:list xml:id="list480035078185321961" text:style-name="L14">
        <text:list-item>
          <text:p text:style-name="P16">List 1</text:p>
        </text:list-item>
        <text:list-item>
          <text:p text:style-name="P16">List 2</text:p>
        </text:list-item>
        <text:list-item>
          <text:p text:style-name="P16">List 3</text:p>
          <text:list>
            <text:list-item>
              <text:p text:style-name="P16">List 31</text:p>
            </text:list-item>
            <text:list-item>
              <text:p text:style-name="P16">List 32</text:p>
            </text:list-item>
          </text:list>
        </text:list-item>
        <text:list-item>
          <text:p text:style-name="P16">List 4</text:p>
        </text:list-item>
      </text:list>
      <text:p text:style-name="Standard"/>
      <text:p text:style-name="Standard">&lt;ul&gt;</text:p>
      <text:p text:style-name="Standard"><text:s text:c="4"/>&lt;li&gt;List 1&lt;/li&gt;</text:p>
      <text:p text:style-name="Standard"><text:s text:c="4"/>&lt;li&gt;List 2&lt;/li&gt;</text:p>
      <text:p text:style-name="Standard"><text:s text:c="4"/>&lt;li&gt;List 3</text:p>
      <text:p text:style-name="Standard"><text:s text:c="8"/>&lt;ul&gt;</text:p>
      <text:p text:style-name="Standard"><text:s text:c="12"/>&lt;li&gt;List 31&lt;/li&gt;</text:p>
      <text:p text:style-name="Standard"><text:s text:c="12"/>&lt;li&gt;List 32&lt;/li&gt;</text:p>
      <text:p text:style-name="Standard"><text:s text:c="8"/>&lt;/ul&gt;</text:p>
      <text:p text:style-name="Standard"><text:s text:c="4"/>&lt;/li&gt; <text:s text:c="6"/></text:p>
      <text:p text:style-name="Standard"><text:s text:c="4"/>&lt;li&gt;List 4&lt;/li&gt;</text:p>
      <text:p text:style-name="Standard">&lt;/ul&gt;</text:p>
      <text:p text:style-name="Standard">In HTML5, the type attribute of an unordered list (ul) is deprecated. Use CSS list style instead.</text:p>
      <text:p text:style-name="Standard"/>
      <text:section text:style-name="Sect1" text:name="aswift_4_host">
        <text:p text:style-name="Standard"/>
      </text:section>
      <text:p text:style-name="Standard"/>
      <text:p text:style-name="Standard"><text:bookmark text:name="ordered"/> Ordered List</text:p>
      <text:p text:style-name="Standard">Ordered lists are sequential lists. The ol tag uses numbers, alphabets, and Roman characters as list styles. Ordered lists are countable. By default, ordered lists are styled with numbers. We can change the list style using the type attribute or List Style.</text:p>
      <text:p text:style-name="Standard">Attributes of OL</text:p>
      <table:table table:name="Table1" table:style-name="Table1">
        <table:table-column table:style-name="Table1.A"/>
        <table:table-column table:style-name="Table1.B"/>
        <table:table-column table:style-name="Table1.C"/>
        <table:table-row>
          <table:table-cell table:style-name="Table1.A1" office:value-type="string">
            <text:p text:style-name="Standard">Attribute</text:p>
          </table:table-cell>
          <table:table-cell table:style-name="Table1.A1" office:value-type="string">
            <text:p text:style-name="Standard">Type</text:p>
          </table:table-cell>
          <table:table-cell table:style-name="Table1.A1" office:value-type="string">
            <text:p text:style-name="Standard">Use</text:p>
          </table:table-cell>
        </table:table-row>
        <table:table-row>
          <table:table-cell table:style-name="Table1.A1" office:value-type="string">
            <text:p text:style-name="Standard">type</text:p>
          </table:table-cell>
          <table:table-cell table:style-name="Table1.A1" office:value-type="string">
            <text:p text:style-name="Standard">optional</text:p>
          </table:table-cell>
          <table:table-cell table:style-name="Table1.A1" office:value-type="string">
            <text:p text:style-name="Standard">to change the type of list</text:p>
          </table:table-cell>
        </table:table-row>
        <table:table-row>
          <table:table-cell table:style-name="Table1.A1" office:value-type="string">
            <text:p text:style-name="Standard">start</text:p>
          </table:table-cell>
          <table:table-cell table:style-name="Table1.A1" office:value-type="string">
            <text:p text:style-name="Standard">optional</text:p>
          </table:table-cell>
          <table:table-cell table:style-name="Table1.A1" office:value-type="string">
            <text:p text:style-name="Standard">to start the list from a particular number</text:p>
          </table:table-cell>
        </table:table-row>
        <table:table-row>
          <table:table-cell table:style-name="Table1.A1" office:value-type="string">
            <text:p text:style-name="Standard">reversed</text:p>
          </table:table-cell>
          <table:table-cell table:style-name="Table1.A1" office:value-type="string">
            <text:p text:style-name="Standard">optional</text:p>
          </table:table-cell>
          <table:table-cell table:style-name="Table1.A1" office:value-type="string">
            <text:p text:style-name="Standard">to reversed numbering</text:p>
          </table:table-cell>
        </table:table-row>
      </table:table>
      <text:p text:style-name="Standard">Type of Ordered List</text:p>
      <text:list xml:id="list959771321649915235" text:style-name="L15">
        <text:list-item>
          <text:p text:style-name="P17">Number</text:p>
        </text:list-item>
        <text:list-item>
          <text:p text:style-name="P17">Roman</text:p>
        </text:list-item>
        <text:list-item>
          <text:p text:style-name="P17">Alphabet</text:p>
        </text:list-item>
      </text:list>
      <text:p text:style-name="Standard"/>
      <text:p text:style-name="Standard"><text:bookmark text:name="number"/><text:soft-page-break/>Ol type number</text:p>
      <text:p text:style-name="Standard">The default type of an ol is "1", which means numbers.</text:p>
      <text:list xml:id="list4118970745535854339" text:style-name="L16">
        <text:list-item>
          <text:p text:style-name="P18">List 1</text:p>
        </text:list-item>
        <text:list-item>
          <text:p text:style-name="P18">List 2</text:p>
        </text:list-item>
        <text:list-item>
          <text:p text:style-name="P18">List 3</text:p>
        </text:list-item>
        <text:list-item>
          <text:p text:style-name="P18">List 4</text:p>
        </text:list-item>
      </text:list>
      <text:p text:style-name="Standard"/>
      <text:p text:style-name="Standard">&lt;ol&gt;</text:p>
      <text:p text:style-name="Standard"/>
      <text:p text:style-name="Standard"><text:s text:c="8"/>&lt;li&gt;List 1&lt;/li&gt;</text:p>
      <text:p text:style-name="Standard"/>
      <text:p text:style-name="Standard"><text:s text:c="8"/>&lt;li&gt;List 2&lt;/li&gt;</text:p>
      <text:p text:style-name="Standard"/>
      <text:p text:style-name="Standard"><text:s text:c="8"/>&lt;li&gt;List 3&lt;/li&gt;</text:p>
      <text:p text:style-name="Standard"/>
      <text:p text:style-name="Standard"><text:s text:c="8"/>&lt;li&gt;List 4&lt;/li&gt;</text:p>
      <text:p text:style-name="Standard"/>
      <text:p text:style-name="Standard">&lt;/ol&gt;</text:p>
      <text:p text:style-name="Standard"/>
      <text:p text:style-name="Standard"><text:bookmark text:name="roman"/>OL type Roman</text:p>
      <text:p text:style-name="Standard">To start an ordered list with Roman characters, use type "I" or "i".</text:p>
      <text:p text:style-name="Standard">Ordered list with uppercase roman</text:p>
      <text:list xml:id="list1058485387985237010" text:style-name="L17">
        <text:list-item>
          <text:p text:style-name="P19">List 1</text:p>
        </text:list-item>
        <text:list-item>
          <text:p text:style-name="P19">List 2</text:p>
        </text:list-item>
        <text:list-item>
          <text:p text:style-name="P19">List 3</text:p>
        </text:list-item>
        <text:list-item>
          <text:p text:style-name="P19">List 4</text:p>
        </text:list-item>
      </text:list>
      <text:p text:style-name="Standard"/>
      <text:p text:style-name="Standard">&lt;ol type="I"&gt;</text:p>
      <text:p text:style-name="Standard"/>
      <text:p text:style-name="Standard"><text:s text:c="8"/>&lt;li&gt;List 1&lt;/li&gt;</text:p>
      <text:p text:style-name="Standard"/>
      <text:p text:style-name="Standard"><text:s text:c="8"/>&lt;li&gt;List 2&lt;/li&gt;</text:p>
      <text:p text:style-name="Standard"/>
      <text:p text:style-name="Standard"><text:s text:c="8"/>&lt;li&gt;List 3&lt;/li&gt;</text:p>
      <text:p text:style-name="Standard"/>
      <text:p text:style-name="Standard"><text:s text:c="8"/>&lt;li&gt;List 4&lt;/li&gt;</text:p>
      <text:p text:style-name="Standard"/>
      <text:p text:style-name="Standard">&lt;/ol&gt;</text:p>
      <text:p text:style-name="Standard">Ordered list with lowercase roman</text:p>
      <text:list xml:id="list7820795194526523029" text:style-name="L18">
        <text:list-item>
          <text:p text:style-name="P20">List 1</text:p>
        </text:list-item>
        <text:list-item>
          <text:p text:style-name="P20">List 2</text:p>
        </text:list-item>
        <text:list-item>
          <text:p text:style-name="P20">List 3</text:p>
        </text:list-item>
        <text:list-item>
          <text:p text:style-name="P20">List 4</text:p>
        </text:list-item>
      </text:list>
      <text:p text:style-name="Standard"/>
      <text:p text:style-name="Standard">&lt;ol type="i"&gt;</text:p>
      <text:p text:style-name="Standard"/>
      <text:p text:style-name="Standard"><text:s text:c="8"/>&lt;li&gt;List 5&lt;/li&gt;</text:p>
      <text:p text:style-name="Standard"/>
      <text:p text:style-name="Standard"><text:s text:c="8"/>&lt;li&gt;List 6&lt;/li&gt;</text:p>
      <text:p text:style-name="Standard"><text:soft-page-break/></text:p>
      <text:p text:style-name="Standard"><text:s text:c="8"/>&lt;li&gt;List 7&lt;/li&gt;</text:p>
      <text:p text:style-name="Standard"/>
      <text:p text:style-name="Standard"><text:s text:c="8"/>&lt;li&gt;List 8&lt;/li&gt;</text:p>
      <text:p text:style-name="Standard"/>
      <text:p text:style-name="Standard">&lt;/ol&gt;</text:p>
      <text:p text:style-name="Standard"><text:bookmark text:name="alphabet"/>OL type Alphabet</text:p>
      <text:p text:style-name="Standard">Ordered List can have alphabets, both uppercase and lowercase.</text:p>
      <text:p text:style-name="Standard">Ordered list with uppercase</text:p>
      <text:list xml:id="list7332754445576488557" text:style-name="L19">
        <text:list-item>
          <text:p text:style-name="P21">List 1</text:p>
        </text:list-item>
        <text:list-item>
          <text:p text:style-name="P21">List 2</text:p>
        </text:list-item>
        <text:list-item>
          <text:p text:style-name="P21">List 3</text:p>
        </text:list-item>
        <text:list-item>
          <text:p text:style-name="P21">List 4</text:p>
        </text:list-item>
      </text:list>
      <text:p text:style-name="Standard"/>
      <text:p text:style-name="Standard">&lt;ol type="A"&gt;</text:p>
      <text:p text:style-name="Standard"/>
      <text:p text:style-name="Standard"><text:s text:c="8"/>&lt;li&gt;List 1&lt;/li&gt;</text:p>
      <text:p text:style-name="Standard"/>
      <text:p text:style-name="Standard"><text:s text:c="8"/>&lt;li&gt;List 2&lt;/li&gt;</text:p>
      <text:p text:style-name="Standard"/>
      <text:p text:style-name="Standard"><text:s text:c="8"/>&lt;li&gt;List 3&lt;/li&gt;</text:p>
      <text:p text:style-name="Standard"/>
      <text:p text:style-name="Standard"><text:s text:c="8"/>&lt;li&gt;List 4&lt;/li&gt;</text:p>
      <text:p text:style-name="Standard"/>
      <text:p text:style-name="Standard">&lt;/ol&gt;</text:p>
      <text:p text:style-name="Standard">Ordered list with lowercase</text:p>
      <text:list xml:id="list8275258576893256805" text:style-name="L20">
        <text:list-item>
          <text:p text:style-name="P22">List 1</text:p>
        </text:list-item>
        <text:list-item>
          <text:p text:style-name="P22">List 2</text:p>
        </text:list-item>
        <text:list-item>
          <text:p text:style-name="P22">List 3</text:p>
        </text:list-item>
        <text:list-item>
          <text:p text:style-name="P22">List 4</text:p>
        </text:list-item>
      </text:list>
      <text:p text:style-name="Standard"/>
      <text:p text:style-name="Standard">&lt;ol type="a"&gt;</text:p>
      <text:p text:style-name="Standard"/>
      <text:p text:style-name="Standard"><text:s text:c="8"/>&lt;li&gt;List 1&lt;/li&gt;</text:p>
      <text:p text:style-name="Standard"/>
      <text:p text:style-name="Standard"><text:s text:c="8"/>&lt;li&gt;List 2&lt;/li&gt;</text:p>
      <text:p text:style-name="Standard"/>
      <text:p text:style-name="Standard"><text:s text:c="8"/>&lt;li&gt;List 3&lt;/li&gt;</text:p>
      <text:p text:style-name="Standard"/>
      <text:p text:style-name="Standard"><text:s text:c="8"/>&lt;li&gt;List 4&lt;/li&gt;</text:p>
      <text:p text:style-name="Standard"/>
      <text:p text:style-name="Standard">&lt;/ol&gt;</text:p>
      <text:section text:style-name="Sect1" text:name="aswift_5_host">
        <text:p text:style-name="Standard"/>
      </text:section>
      <text:p text:style-name="Standard"/>
      <text:p text:style-name="Standard">Start Attribute</text:p>
      <text:p text:style-name="Standard">The start attribute in an ordered list can start the list from a specific number, instead of 1, A, a, I, or i. The value of the start attribute is always a number.</text:p>
      <text:p text:style-name="Standard"/>
      <text:p text:style-name="Standard">Ordered List starting from 10</text:p>
      <text:list xml:id="list1829551249826891298" text:style-name="L21">
        <text:list-item>
          <text:p text:style-name="P23"><text:soft-page-break/>List 1</text:p>
        </text:list-item>
        <text:list-item>
          <text:p text:style-name="P23">List 2</text:p>
        </text:list-item>
        <text:list-item>
          <text:p text:style-name="P23">List 3</text:p>
        </text:list-item>
        <text:list-item>
          <text:p text:style-name="P23">List 4</text:p>
        </text:list-item>
      </text:list>
      <text:p text:style-name="Standard"/>
      <text:p text:style-name="Standard">&lt;ol type="1" start="10"&gt;</text:p>
      <text:p text:style-name="Standard"/>
      <text:p text:style-name="Standard"><text:s text:c="8"/>&lt;li&gt;List 1&lt;/li&gt;</text:p>
      <text:p text:style-name="Standard"/>
      <text:p text:style-name="Standard"><text:s text:c="8"/>&lt;li&gt;List 2&lt;/li&gt;</text:p>
      <text:p text:style-name="Standard"/>
      <text:p text:style-name="Standard"><text:s text:c="8"/>&lt;li&gt;List 3&lt;/li&gt;</text:p>
      <text:p text:style-name="Standard"/>
      <text:p text:style-name="Standard"><text:s text:c="8"/>&lt;li&gt;List 4&lt;/li&gt;</text:p>
      <text:p text:style-name="Standard"/>
      <text:p text:style-name="Standard">&lt;/ol&gt;</text:p>
      <text:p text:style-name="Standard"/>
      <text:p text:style-name="Standard">Ordered List starting from X</text:p>
      <text:list xml:id="list3055604436399967540" text:style-name="L22">
        <text:list-item>
          <text:p text:style-name="P24">List 5</text:p>
        </text:list-item>
        <text:list-item>
          <text:p text:style-name="P24">List 6</text:p>
        </text:list-item>
        <text:list-item>
          <text:p text:style-name="P24">List 7</text:p>
        </text:list-item>
      </text:list>
      <text:p text:style-name="Standard"/>
      <text:p text:style-name="Standard">&lt;ol type="A" start="24"&gt;</text:p>
      <text:p text:style-name="Standard"/>
      <text:p text:style-name="Standard"><text:s text:c="8"/>&lt;li&gt;List 5&lt;/li&gt;</text:p>
      <text:p text:style-name="Standard"/>
      <text:p text:style-name="Standard"><text:s text:c="8"/>&lt;li&gt;List 6&lt;/li&gt;</text:p>
      <text:p text:style-name="Standard"/>
      <text:p text:style-name="Standard"><text:s text:c="8"/>&lt;li&gt;List 7&lt;/li&gt;</text:p>
      <text:p text:style-name="Standard"/>
      <text:p text:style-name="Standard">&lt;/ol&gt;</text:p>
      <text:p text:style-name="Standard"/>
      <text:p text:style-name="Standard">Reversed Attribute</text:p>
      <text:p text:style-name="Standard">An Ordered List can also have the optional reversed attribute. The reversed attribute can reverse the sequence or order of an ordered list.</text:p>
      <text:list xml:id="list3441060595245400273" text:style-name="L23">
        <text:list-item>
          <text:p text:style-name="P25">List 1</text:p>
        </text:list-item>
        <text:list-item>
          <text:p text:style-name="P25">List 2</text:p>
        </text:list-item>
        <text:list-item>
          <text:p text:style-name="P25">List 3</text:p>
        </text:list-item>
        <text:list-item>
          <text:p text:style-name="P25">List 4</text:p>
        </text:list-item>
      </text:list>
      <text:p text:style-name="Standard">&lt;ol start="10" reversed&gt;</text:p>
      <text:p text:style-name="Standard"><text:s text:c="8"/>&lt;li&gt;List 1&lt;/li&gt;</text:p>
      <text:p text:style-name="Standard"><text:s text:c="8"/>&lt;li&gt;List 2&lt;/li&gt;</text:p>
      <text:p text:style-name="Standard"><text:s text:c="8"/>&lt;li&gt;List 3&lt;/li&gt;</text:p>
      <text:p text:style-name="Standard"><text:s text:c="8"/>&lt;li&gt;List 4&lt;/li&gt;</text:p>
      <text:p text:style-name="Standard">&lt;/ol&gt;</text:p>
      <text:p text:style-name="Standard">In HTML5, the type attribute of an Ordered list (ol) is not deprecated. We can use either CSS or the HTML type attribute.</text:p>
      <text:p text:style-name="Standard"/>
      <text:section text:style-name="Sect1" text:name="aswift_6_host">
        <text:p text:style-name="Standard"/>
      </text:section>
      <text:p text:style-name="Standard"><text:soft-page-break/></text:p>
      <text:p text:style-name="Standard"><text:bookmark text:name="description"/> Description List</text:p>
      <text:p text:style-name="Standard">Description List, formerly known as Definition List is a list with description term and description data.</text:p>
      <text:p text:style-name="Standard">How to use description list</text:p>
      <text:p text:style-name="Standard">Web Designing</text:p>
      <text:p text:style-name="Standard">To Design front end of a web application or website.</text:p>
      <text:p text:style-name="Standard">DATABASE</text:p>
      <text:p text:style-name="Standard">ORACLE, My SQL, and SQL Server</text:p>
      <text:p text:style-name="Standard"/>
      <text:p text:style-name="Standard">&lt;dl&gt;</text:p>
      <text:p text:style-name="Standard"><text:s text:c="8"/>&lt;dt&gt;WEB DESIGNING&lt;/dt&gt;</text:p>
      <text:p text:style-name="Standard"/>
      <text:p text:style-name="Standard"><text:s text:c="8"/>&lt;dd&gt;To Design front end of a website.&lt;/dd&gt;</text:p>
      <text:p text:style-name="Standard"/>
      <text:p text:style-name="Standard">&lt;/dl&gt;</text:p>
      <text:p text:style-name="Standard"/>
      <text:p text:style-name="Standard">&lt;dl&gt;</text:p>
      <text:p text:style-name="Standard"><text:s text:c="8"/>&lt;dt&gt;DATABASE&lt;/dt&gt;</text:p>
      <text:p text:style-name="Standard"/>
      <text:p text:style-name="Standard"><text:s text:c="8"/>&lt;dd&gt;ORACLE, My SQL, and <text:s/>SQL Server&lt;/dd&gt;</text:p>
      <text:p text:style-name="Standard"/>
      <text:p text:style-name="Standard">&lt;/dl&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L" style:family="text"/>
    <style:style style:name="User_20_Entry" style:display-name="User Entry" style:family="text">
      <style:text-properties style:font-name="Courier New" style:font-name-asian="NSimSun" style:font-name-complex="Courier New"/>
    </style:style>
    <style:style style:name="Q" style:family="text"/>
    <style:style style:name="Citation" style:family="text">
      <style:text-properties fo:font-style="italic" style:font-style-asian="italic" style:font-style-complex="italic"/>
    </style:style>
    <style:style style:name="Example" style:family="text">
      <style:text-properties style:font-name="Courier New" style:font-name-asian="NSimSun"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2:47:38.94</meta:creation-date>
    <dc:date>2025-08-13T12:54:14.11</dc:date>
    <dc:creator>Joseph Malone</dc:creator>
    <meta:editing-duration>PT1M11S</meta:editing-duration>
    <meta:editing-cycles>1</meta:editing-cycles>
    <meta:generator>OpenOffice/4.1.15$Win32 OpenOffice.org_project/4115m2$Build-9813</meta:generator>
    <meta:document-statistic meta:table-count="1" meta:image-count="0" meta:object-count="3" meta:page-count="7" meta:paragraph-count="244" meta:word-count="1058" meta:character-count="6276"/>
  </office:meta>
</office:document-meta>
</file>